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39887" officeooo:paragraph-rsid="0213988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8902c" officeooo:paragraph-rsid="0218902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571ca" officeooo:paragraph-rsid="022571c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3pt" fo:language="fr" fo:country="FR" fo:font-style="normal" fo:font-weight="normal" officeooo:rsid="00654670" officeooo:paragraph-rsid="02201e10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color="#000000" loext:opacity="100%" style:font-name="Arial1" fo:font-size="13pt" fo:language="fr" fo:country="FR" fo:font-style="normal" fo:font-weight="normal" officeooo:rsid="007909e8" officeooo:paragraph-rsid="0221d452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text-properties fo:color="#000000" loext:opacity="100%" style:font-name="Arial1" fo:font-size="13pt" fo:language="fr" fo:country="FR" fo:font-style="normal" fo:font-weight="normal" officeooo:rsid="006d8d4c" officeooo:paragraph-rsid="0221d452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3pt" fo:language="fr" fo:country="FR" fo:font-style="normal" fo:font-weight="normal" officeooo:rsid="006d8d4c" officeooo:paragraph-rsid="02221ff7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4717b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3pt" fo:language="fr" fo:country="FR" fo:font-style="normal" fo:font-weight="normal" officeooo:rsid="0224717b" officeooo:paragraph-rsid="022301e2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1" fo:font-size="11pt" fo:language="fr" fo:country="FR" fo:font-style="normal" fo:font-weight="normal" officeooo:rsid="0232588f" officeooo:paragraph-rsid="0232588f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311dab"/>
    </style:style>
    <style:style style:name="T2" style:family="text">
      <style:text-properties officeooo:rsid="02113d8a"/>
    </style:style>
    <style:style style:name="T3" style:family="text">
      <style:text-properties officeooo:rsid="02201e10"/>
    </style:style>
    <style:style style:name="T4" style:family="text">
      <style:text-properties officeooo:rsid="022301e2"/>
    </style:style>
    <style:style style:name="T5" style:family="text">
      <style:text-properties officeooo:rsid="022571ca"/>
    </style:style>
    <style:style style:name="T6" style:family="text">
      <style:text-properties officeooo:rsid="022679e1"/>
    </style:style>
    <style:style style:name="T7" style:family="text">
      <style:text-properties officeooo:rsid="022d0a91"/>
    </style:style>
    <style:style style:name="T8" style:family="text">
      <style:text-properties officeooo:rsid="0232588f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1698940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2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4">20220<text:span text:style-name="T8">906</text:span> <text:span text:style-name="T6">13</text:span>:<text:span text:style-name="T6">10</text:span></text:p>
          </table:table-cell>
          <table:table-cell table:style-name="Tableau1.A2" office:value-type="string">
            <text:p text:style-name="P33">Appel</text:p>
          </table:table-cell>
          <table:table-cell table:style-name="Tableau1.D2" office:value-type="float" office:value="15">
            <text:p text:style-name="P12">1<text:span text:style-name="T8">5</text:span></text:p>
          </table:table-cell>
          <table:table-cell table:style-name="Tableau1.D2" table:formula="ooow:&lt;D2&gt;" office:value-type="float" office:value="15">
            <text:p text:style-name="P37">15</text:p>
          </table:table-cell>
          <table:table-cell table:style-name="Tableau1.F2" office:value-type="string">
            <text:p text:style-name="P38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9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45">Exercice addition binaire de deux entiers naturels (27 + 12)</text:p>
          </table:table-cell>
          <table:table-cell table:style-name="Tableau1.D3" office:value-type="float" office:value="10">
            <text:p text:style-name="P13">1<text:span text:style-name="T5">0</text:span></text:p>
          </table:table-cell>
          <table:table-cell table:style-name="Tableau1.E3" table:formula="ooow:&lt;E2&gt;+&lt;D3&gt;" office:value-type="float" office:value="25">
            <text:p text:style-name="P20">25</text:p>
          </table:table-cell>
          <table:table-cell table:style-name="Tableau1.F3" office:value-type="string">
            <text:p text:style-name="P21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2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45">Exercice addition binaire de deux entiers relatifs (27 + (-12))</text:p>
          </table:table-cell>
          <table:table-cell table:style-name="Tableau1.D4" office:value-type="float" office:value="5">
            <text:p text:style-name="P32">5</text:p>
          </table:table-cell>
          <table:table-cell table:style-name="Tableau1.E4" table:formula="ooow:&lt;E3&gt;+&lt;D4&gt;" office:value-type="float" office:value="30">
            <text:p text:style-name="P20">30</text:p>
          </table:table-cell>
          <table:table-cell table:style-name="Tableau1.F4" office:value-type="string">
            <text:p text:style-name="P21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6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1"/>
          </table:table-cell>
          <table:table-cell table:style-name="Tableau1.D5" office:value-type="float" office:value="10">
            <text:p text:style-name="P23"><text:span text:style-name="T3">1</text:span><text:span text:style-name="T5">0</text:span></text:p>
          </table:table-cell>
          <table:table-cell table:style-name="Tableau1.E5" table:formula="ooow:&lt;E4&gt;+&lt;D5&gt;" office:value-type="float" office:value="40">
            <text:p text:style-name="P20">40</text:p>
          </table:table-cell>
          <table:table-cell table:style-name="Tableau1.F5" office:value-type="string">
            <text:p text:style-name="P2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2">5</text:p>
          </table:table-cell>
          <table:table-cell table:style-name="Tableau1.B6" office:value-type="string">
            <text:p text:style-name="P14"/>
          </table:table-cell>
          <table:table-cell table:style-name="Tableau1.C6" office:value-type="string">
            <text:p text:style-name="P39"/>
          </table:table-cell>
          <table:table-cell table:style-name="Tableau1.D6" office:value-type="float" office:value="5">
            <text:p text:style-name="P25">5</text:p>
          </table:table-cell>
          <table:table-cell table:style-name="Tableau1.E6" table:formula="ooow:&lt;E5&gt;+&lt;D6&gt;" office:value-type="float" office:value="45">
            <text:p text:style-name="P20">45</text:p>
          </table:table-cell>
          <table:table-cell table:style-name="Tableau1.F6" office:value-type="string">
            <text:p text:style-name="P26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2">6</text:p>
          </table:table-cell>
          <table:table-cell table:style-name="Tableau1.B7" office:value-type="string">
            <text:p text:style-name="P16"/>
          </table:table-cell>
          <table:table-cell table:style-name="Tableau1.C7" office:value-type="string">
            <text:p text:style-name="P41"/>
          </table:table-cell>
          <table:table-cell table:style-name="Tableau1.D7" office:value-type="float" office:value="5">
            <text:p text:style-name="P23">5</text:p>
          </table:table-cell>
          <table:table-cell table:style-name="Tableau1.E7" table:formula="ooow:&lt;E6&gt;+&lt;D7&gt;" office:value-type="float" office:value="50">
            <text:p text:style-name="P20">50</text:p>
          </table:table-cell>
          <table:table-cell table:style-name="Tableau1.F7" office:value-type="string">
            <text:p text:style-name="P27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2">7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p text:style-name="P40"/>
          </table:table-cell>
          <table:table-cell table:style-name="Tableau1.D8" office:value-type="float" office:value="5">
            <text:p text:style-name="P28">5</text:p>
          </table:table-cell>
          <table:table-cell table:style-name="Tableau1.E8" table:formula="ooow:&lt;E7&gt;+&lt;D8&gt;" office:value-type="float" office:value="55">
            <text:p text:style-name="P20">55</text:p>
          </table:table-cell>
          <table:table-cell table:style-name="Tableau1.F8" office:value-type="string">
            <text:p text:style-name="P2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2">8</text:p>
          </table:table-cell>
          <table:table-cell table:style-name="Tableau1.B9" office:value-type="string">
            <text:p text:style-name="P18"/>
          </table:table-cell>
          <table:table-cell table:style-name="Tableau1.C9" office:value-type="string">
            <text:p text:style-name="P42"/>
          </table:table-cell>
          <table:table-cell table:style-name="Tableau1.D9" office:value-type="float" office:value="5">
            <text:p text:style-name="P28">5</text:p>
          </table:table-cell>
          <table:table-cell table:style-name="Tableau1.E9" table:formula="ooow:&lt;E8&gt;+&lt;D9&gt;" office:value-type="float" office:value="60">
            <text:p text:style-name="P20">60</text:p>
          </table:table-cell>
          <table:table-cell table:style-name="Tableau1.F9" office:value-type="string">
            <text:p text:style-name="P29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2">9</text:p>
          </table:table-cell>
          <table:table-cell table:style-name="Tableau1.B10" office:value-type="string">
            <text:p text:style-name="P15"/>
          </table:table-cell>
          <table:table-cell table:style-name="Tableau1.C10" office:value-type="string">
            <text:p text:style-name="P43"/>
          </table:table-cell>
          <table:table-cell table:style-name="Tableau1.D10" office:value-type="float" office:value="20">
            <text:p text:style-name="P28"><text:span text:style-name="T4">2</text:span><text:span text:style-name="T5">0</text:span></text:p>
          </table:table-cell>
          <table:table-cell table:style-name="Tableau1.E10" table:formula="ooow:&lt;E9&gt;+&lt;D10&gt;" office:value-type="float" office:value="80">
            <text:p text:style-name="P20">80</text:p>
          </table:table-cell>
          <table:table-cell table:style-name="Tableau1.F10" office:value-type="string">
            <text:p text:style-name="P30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2">10</text:p>
          </table:table-cell>
          <table:table-cell table:style-name="Tableau1.B11" office:value-type="string">
            <text:p text:style-name="P15"/>
          </table:table-cell>
          <table:table-cell table:style-name="Tableau1.C11" office:value-type="string">
            <text:p text:style-name="P44"/>
          </table:table-cell>
          <table:table-cell table:style-name="Tableau1.D11" office:value-type="float" office:value="15">
            <text:p text:style-name="P25">15</text:p>
          </table:table-cell>
          <table:table-cell table:style-name="Tableau1.E11" table:formula="ooow:&lt;E10&gt;+&lt;D11&gt;" office:value-type="float" office:value="95">
            <text:p text:style-name="P20">95</text:p>
          </table:table-cell>
          <table:table-cell table:style-name="Tableau1.F11" office:value-type="string">
            <text:p text:style-name="P31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2">11</text:p>
          </table:table-cell>
          <table:table-cell table:style-name="Tableau1.B12" office:value-type="string">
            <text:p text:style-name="P34"/>
          </table:table-cell>
          <table:table-cell table:style-name="Tableau1.C12" office:value-type="string">
            <text:p text:style-name="P11"/>
          </table:table-cell>
          <table:table-cell table:style-name="Tableau1.D12">
            <text:p text:style-name="P12"/>
          </table:table-cell>
          <table:table-cell table:style-name="Tableau1.E12" table:formula="ooow:&lt;E11&gt;+&lt;D12&gt;" office:value-type="float" office:value="95">
            <text:p text:style-name="P20">95</text:p>
          </table:table-cell>
          <table:table-cell table:style-name="Tableau1.F12" office:value-type="string">
            <text:p text:style-name="P3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11da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0<text:span text:style-name="MT1">3</text:span>-Représentation des entiers relatifs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6:25:55.908354884</dc:date>
    <meta:editing-duration>P3DT17H59M13S</meta:editing-duration>
    <meta:editing-cycles>804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3" meta:word-count="67" meta:character-count="280" meta:non-whitespace-character-count="256"/>
  </office:meta>
</office:document-meta>
</file>